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paragraph-properties fo:text-align="justify"/>
      <style:text-properties fo:font-size="10pt" style:font-size-asian="10pt" style:font-size-complex="10pt"/>
    </style:style>
    <style:style style:name="P4" style:parent-style-name="Standard" style:family="paragraph">
      <style:paragraph-properties fo:text-align="justify"/>
      <style:text-properties fo:font-size="10pt" style:font-size-asian="10pt" style:font-size-complex="10pt"/>
    </style:style>
    <style:style style:name="P5" style:parent-style-name="Standard" style:family="paragraph">
      <style:paragraph-properties fo:text-align="justify"/>
      <style:text-properties fo:font-size="10pt" style:font-size-asian="10pt" style:font-size-complex="10pt"/>
    </style:style>
    <style:style style:name="P6" style:parent-style-name="Standard" style:family="paragraph">
      <style:paragraph-properties fo:text-align="justify"/>
      <style:text-properties style:font-name="Courier 10 Pitch" fo:color="#009999" fo:font-size="8pt" style:font-size-asian="8pt" style:font-size-complex="8pt"/>
    </style:style>
    <style:style style:name="P7" style:parent-style-name="Standard" style:family="paragraph">
      <style:paragraph-properties fo:text-align="justify"/>
      <style:text-properties style:font-name="Courier 10 Pitch" fo:font-size="8pt" style:font-size-asian="8pt" style:font-size-complex="8pt"/>
    </style:style>
    <style:style style:name="P8" style:parent-style-name="Standard" style:family="paragraph">
      <style:paragraph-properties fo:text-align="justify"/>
      <style:text-properties style:font-name="Courier 10 Pitch" fo:font-size="8pt" style:font-size-asian="8pt" style:font-size-complex="8pt"/>
    </style:style>
    <style:style style:name="P9" style:parent-style-name="Standard" style:family="paragraph">
      <style:paragraph-properties fo:text-align="justify"/>
      <style:text-properties style:font-name="Courier 10 Pitch" fo:font-size="8pt" style:font-size-asian="8pt" style:font-size-complex="8pt"/>
    </style:style>
    <style:style style:name="P10" style:parent-style-name="Standard" style:family="paragraph">
      <style:paragraph-properties fo:text-align="justify"/>
      <style:text-properties fo:font-size="10pt" style:font-size-asian="10pt" style:font-size-complex="10pt"/>
    </style:style>
    <style:style style:name="P11" style:parent-style-name="Standard" style:family="paragraph">
      <style:paragraph-properties fo:text-align="justify"/>
      <style:text-properties fo:font-size="10pt" style:font-size-asian="10pt" style:font-size-complex="10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style>
    <style:style style:name="P14" style:parent-style-name="Standard" style:family="paragraph">
      <style:text-properties fo:font-size="10pt" style:font-size-asian="10pt" style:font-size-complex="10pt"/>
    </style:style>
    <style:style style:name="P15" style:parent-style-name="Standard" style:family="paragraph">
      <style:paragraph-properties fo:text-align="center"/>
    </style:style>
    <style:style style:name="P16" style:parent-style-name="Standard" style:family="paragraph">
      <style:paragraph-properties fo:text-align="justify"/>
      <style:text-properties fo:font-size="10pt" style:font-size-asian="10pt" style:font-size-complex="10pt"/>
    </style:style>
    <style:style style:name="P17" style:parent-style-name="Standard" style:family="paragraph">
      <style:paragraph-properties fo:text-align="justify"/>
      <style:text-properties fo:font-size="10pt" style:font-size-asian="10pt" style:font-size-complex="10pt"/>
    </style:style>
    <style:style style:name="P18" style:parent-style-name="Standard" style:family="paragraph">
      <style:paragraph-properties fo:text-align="justify"/>
      <style:text-properties style:font-name="Courier 10 Pitch" fo:color="#0066FF" fo:font-size="8pt" style:font-size-asian="8pt" style:font-size-complex="8pt"/>
    </style:style>
    <style:style style:name="P19" style:parent-style-name="Standard" style:family="paragraph">
      <style:paragraph-properties fo:text-align="justify"/>
      <style:text-properties style:font-name="Courier 10 Pitch" fo:color="#0066FF" fo:font-size="8pt" style:font-size-asian="8pt" style:font-size-complex="8pt"/>
    </style:style>
    <style:style style:name="P20" style:parent-style-name="Standard" style:family="paragraph">
      <style:paragraph-properties fo:text-align="justify"/>
      <style:text-properties style:font-name="Courier 10 Pitch" fo:color="#0066FF" fo:font-size="8pt" style:font-size-asian="8pt" style:font-size-complex="8pt"/>
    </style:style>
    <style:style style:name="P21" style:parent-style-name="Standard" style:family="paragraph">
      <style:paragraph-properties fo:text-align="justify"/>
      <style:text-properties style:font-name="Courier 10 Pitch" fo:color="#0066FF" fo:font-size="8pt" style:font-size-asian="8pt" style:font-size-complex="8pt"/>
    </style:style>
    <style:style style:name="P22" style:parent-style-name="Standard" style:family="paragraph">
      <style:paragraph-properties fo:text-align="justify"/>
      <style:text-properties style:font-name="Courier 10 Pitch" fo:color="#0066FF" fo:font-size="8pt" style:font-size-asian="8pt" style:font-size-complex="8pt"/>
    </style:style>
    <style:style style:name="P23" style:parent-style-name="Standard" style:family="paragraph">
      <style:paragraph-properties fo:text-align="justify"/>
      <style:text-properties style:font-name="Courier 10 Pitch" fo:color="#0066FF" fo:font-size="8pt" style:font-size-asian="8pt" style:font-size-complex="8pt"/>
    </style:style>
    <style:style style:name="P24" style:parent-style-name="Standard" style:family="paragraph">
      <style:paragraph-properties fo:text-align="justify"/>
      <style:text-properties style:font-name="Courier 10 Pitch" fo:color="#0066FF" fo:font-size="8pt" style:font-size-asian="8pt" style:font-size-complex="8pt"/>
    </style:style>
    <style:style style:name="P25" style:parent-style-name="Standard" style:family="paragraph">
      <style:paragraph-properties fo:text-align="justify"/>
      <style:text-properties style:font-name="Courier 10 Pitch" fo:color="#0066FF" fo:font-size="8pt" style:font-size-asian="8pt" style:font-size-complex="8pt"/>
    </style:style>
    <style:style style:name="P26" style:parent-style-name="Standard" style:family="paragraph">
      <style:paragraph-properties fo:text-align="justify"/>
      <style:text-properties style:font-name="Courier 10 Pitch" fo:color="#0066FF" fo:font-size="8pt" style:font-size-asian="8pt" style:font-size-complex="8pt"/>
    </style:style>
    <style:style style:name="P27" style:parent-style-name="Standard" style:family="paragraph">
      <style:paragraph-properties fo:text-align="justify"/>
      <style:text-properties style:font-name="Courier 10 Pitch" fo:color="#0066FF" fo:font-size="8pt" style:font-size-asian="8pt" style:font-size-complex="8pt"/>
    </style:style>
    <style:style style:name="P28" style:parent-style-name="Standard" style:family="paragraph">
      <style:paragraph-properties fo:text-align="justify"/>
      <style:text-properties style:font-name="Courier 10 Pitch" fo:color="#0066FF" fo:font-size="8pt" style:font-size-asian="8pt" style:font-size-complex="8pt"/>
    </style:style>
    <style:style style:name="P29" style:parent-style-name="Standard" style:family="paragraph">
      <style:paragraph-properties fo:text-align="justify"/>
      <style:text-properties style:font-name="Courier 10 Pitch" fo:color="#0066FF" fo:font-size="8pt" style:font-size-asian="8pt" style:font-size-complex="8pt"/>
    </style:style>
    <style:style style:name="P30" style:parent-style-name="Standard" style:family="paragraph">
      <style:paragraph-properties fo:text-align="justify"/>
      <style:text-properties style:font-name="Courier 10 Pitch" fo:color="#0066FF" fo:font-size="8pt" style:font-size-asian="8pt" style:font-size-complex="8pt"/>
    </style:style>
    <style:style style:name="P31" style:parent-style-name="Standard" style:family="paragraph">
      <style:paragraph-properties fo:text-align="justify"/>
      <style:text-properties fo:font-size="10pt" style:font-size-asian="10pt" style:font-size-complex="10pt"/>
    </style:style>
    <style:style style:name="P32" style:parent-style-name="Standard" style:family="paragraph">
      <style:paragraph-properties fo:text-align="justify"/>
      <style:text-properties fo:font-size="10pt" style:font-size-asian="10pt" style:font-size-complex="10pt"/>
    </style:style>
    <style:style style:name="P33" style:parent-style-name="Standard" style:family="paragraph">
      <style:paragraph-properties fo:text-align="justify"/>
    </style:style>
    <style:style style:name="P34" style:parent-style-name="Standard" style:family="paragraph">
      <style:paragraph-properties fo:text-align="justify"/>
      <style:text-properties fo:font-size="10pt" style:font-size-asian="10pt" style:font-size-complex="10pt"/>
    </style:style>
    <style:style style:name="P35" style:parent-style-name="Standard" style:family="paragraph">
      <style:paragraph-properties fo:text-align="justify"/>
      <style:text-properties fo:font-size="10pt" style:font-size-asian="10pt" style:font-size-complex="10pt"/>
    </style:style>
    <style:style style:name="P36" style:parent-style-name="Standard" style:family="paragraph">
      <style:paragraph-properties fo:text-align="justify"/>
      <style:text-properties style:font-name="Courier 10 Pitch" fo:color="#0066FF" fo:font-size="8pt" style:font-size-asian="8pt" style:font-size-complex="8pt"/>
    </style:style>
    <style:style style:name="P37" style:parent-style-name="Standard" style:family="paragraph">
      <style:paragraph-properties fo:text-align="justify"/>
      <style:text-properties style:font-name="Courier 10 Pitch" fo:color="#0066FF" fo:font-size="8pt" style:font-size-asian="8pt" style:font-size-complex="8pt"/>
    </style:style>
    <style:style style:name="P38" style:parent-style-name="Standard" style:family="paragraph">
      <style:paragraph-properties fo:text-align="justify"/>
      <style:text-properties style:font-name="Courier 10 Pitch" fo:color="#0066FF" fo:font-size="8pt" style:font-size-asian="8pt" style:font-size-complex="8pt"/>
    </style:style>
    <style:style style:name="P39" style:parent-style-name="Standard" style:family="paragraph">
      <style:paragraph-properties fo:text-align="justify"/>
      <style:text-properties fo:font-size="10pt" style:font-size-asian="10pt" style:font-size-complex="10pt"/>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justify"/>
      <style:text-properties fo:font-size="10pt" style:font-size-asian="10pt" style:font-size-complex="10pt"/>
    </style:style>
    <style:style style:name="P43" style:parent-style-name="Standard" style:family="paragraph">
      <style:paragraph-properties fo:text-align="justify"/>
      <style:text-properties fo:font-size="10pt" style:font-size-asian="10pt" style:font-size-complex="10pt"/>
    </style:style>
    <style:style style:name="P44" style:parent-style-name="Standard" style:family="paragraph">
      <style:paragraph-properties fo:text-align="justify"/>
      <style:text-properties style:font-name="Courier 10 Pitch" fo:color="#0066FF" fo:font-size="8pt" style:font-size-asian="8pt" style:font-size-complex="8pt"/>
    </style:style>
    <style:style style:name="P45" style:parent-style-name="Standard" style:family="paragraph">
      <style:paragraph-properties fo:text-align="justify"/>
    </style:style>
    <style:style style:name="P46" style:parent-style-name="Standard" style:family="paragraph">
      <style:paragraph-properties fo:text-align="justify"/>
      <style:text-properties fo:font-size="10pt" style:font-size-asian="10pt" style:font-size-complex="10pt"/>
    </style:style>
    <style:style style:name="P47" style:parent-style-name="Standard" style:family="paragraph">
      <style:paragraph-properties fo:text-align="justify"/>
      <style:text-properties fo:font-size="10pt" style:font-size-asian="10pt" style:font-size-complex="10pt"/>
    </style:style>
    <style:style style:name="P48" style:parent-style-name="Standard" style:family="paragraph">
      <style:paragraph-properties fo:text-align="center"/>
      <style:text-properties fo:font-size="14pt" style:font-size-asian="14pt" style:font-size-complex="14pt"/>
    </style:style>
    <style:style style:name="P49" style:parent-style-name="Standard" style:family="paragraph">
      <style:paragraph-properties fo:text-align="center"/>
      <style:text-properties fo:font-size="14pt" style:font-size-asian="14pt" style:font-size-complex="14pt"/>
    </style:style>
    <style:style style:name="P50" style:parent-style-name="Standard" style:family="paragraph">
      <style:paragraph-properties fo:text-align="center"/>
      <style:text-properties fo:font-size="10pt" style:font-size-asian="10pt" style:font-size-complex="10pt"/>
    </style:style>
    <style:style style:name="P51" style:parent-style-name="Standard" style:family="paragraph">
      <style:paragraph-properties fo:text-align="center"/>
      <style:text-properties fo:font-size="10pt" style:font-size-asian="10pt" style:font-size-complex="10pt"/>
    </style:style>
    <style:style style:name="P52" style:parent-style-name="Standard" style:family="paragraph">
      <style:paragraph-properties fo:text-align="center"/>
      <style:text-properties fo:font-size="10pt" style:font-size-asian="10pt" style:font-size-complex="10pt"/>
    </style:style>
    <style:style style:name="P53" style:parent-style-name="Standard" style:family="paragraph">
      <style:paragraph-properties fo:text-align="center"/>
      <style:text-properties fo:font-size="10pt" style:font-size-asian="10pt" style:font-size-complex="10pt"/>
    </style:style>
    <style:style style:name="P54" style:parent-style-name="Standard" style:family="paragraph">
      <style:paragraph-properties fo:text-align="center"/>
      <style:text-properties fo:font-size="10pt" style:font-size-asian="10pt" style:font-size-complex="10pt"/>
    </style:style>
    <style:style style:name="P55" style:parent-style-name="Standard" style:family="paragraph">
      <style:paragraph-properties fo:text-align="center"/>
      <style:text-properties fo:font-size="10pt" style:font-size-asian="10pt" style:font-size-complex="10pt"/>
    </style:style>
    <style:style style:name="P56" style:parent-style-name="Standard" style:family="paragraph">
      <style:paragraph-properties fo:text-align="center"/>
      <style:text-properties fo:font-size="10pt" style:font-size-asian="10pt" style:font-size-complex="10pt"/>
    </style:style>
    <style:style style:name="P57" style:parent-style-name="Standard" style:family="paragraph">
      <style:paragraph-properties fo:text-align="center"/>
      <style:text-properties fo:font-size="10pt" style:font-size-asian="10pt" style:font-size-complex="10pt"/>
    </style:style>
    <style:style style:name="P58" style:parent-style-name="Standard" style:family="paragraph">
      <style:paragraph-properties fo:text-align="center"/>
      <style:text-properties fo:font-size="10pt" style:font-size-asian="10pt" style:font-size-complex="10pt"/>
    </style:style>
    <style:style style:name="P59" style:parent-style-name="Standard" style:family="paragraph">
      <style:paragraph-properties fo:text-align="center"/>
      <style:text-properties fo:font-size="10pt" style:font-size-asian="10pt" style:font-size-complex="10pt"/>
    </style:style>
    <style:style style:name="P60" style:parent-style-name="Standard" style:family="paragraph">
      <style:paragraph-properties fo:text-align="center"/>
      <style:text-properties fo:font-size="14pt" style:font-size-asian="14pt" style:font-size-complex="14pt"/>
    </style:style>
    <style:style style:name="P61" style:parent-style-name="Standard" style:family="paragraph">
      <style:paragraph-properties fo:text-align="justify"/>
      <style:text-properties fo:font-size="10pt" style:font-size-asian="10pt" style:font-size-complex="10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text-properties fo:font-size="10pt" style:font-size-asian="10pt" style:font-size-complex="10pt"/>
    </style:style>
    <style:style style:name="P64" style:parent-style-name="Standard" style:family="paragraph">
      <style:paragraph-properties fo:text-align="justify"/>
      <style:text-properties fo:font-size="10pt" style:font-size-asian="10pt" style:font-size-complex="10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text-align="justify"/>
      <style:text-properties fo:font-size="10pt" style:font-size-asian="10pt" style:font-size-complex="10pt"/>
    </style:style>
    <style:style style:name="P67" style:parent-style-name="Standard" style:family="paragraph">
      <style:paragraph-properties fo:text-align="justify"/>
      <style:text-properties fo:font-size="10pt" style:font-size-asian="10pt" style:font-size-complex="10pt"/>
    </style:style>
    <style:style style:name="P68" style:parent-style-name="Standard" style:family="paragraph">
      <style:paragraph-properties fo:text-align="justify"/>
      <style:text-properties fo:font-size="10pt" style:font-size-asian="10pt" style:font-size-complex="10pt"/>
    </style:style>
    <style:style style:name="P69" style:parent-style-name="Standard" style:family="paragraph">
      <style:paragraph-properties fo:text-align="justify"/>
      <style:text-properties fo:font-size="10pt" style:font-size-asian="10pt" style:font-size-complex="10pt"/>
    </style:style>
    <style:style style:name="P70" style:parent-style-name="Standard" style:family="paragraph">
      <style:paragraph-properties fo:text-align="justify"/>
      <style:text-properties fo:font-size="10pt" style:font-size-asian="10pt" style:font-size-complex="10pt"/>
    </style:style>
    <style:style style:name="P71" style:parent-style-name="Standard" style:family="paragraph">
      <style:paragraph-properties fo:text-align="justify"/>
      <style:text-properties fo:font-size="10pt" style:font-size-asian="10pt" style:font-size-complex="10pt"/>
    </style:style>
    <style:style style:name="P72" style:parent-style-name="Standard" style:family="paragraph">
      <style:paragraph-properties fo:text-align="justify"/>
      <style:text-properties fo:font-size="10pt" style:font-size-asian="10pt" style:font-size-complex="10pt"/>
    </style:style>
    <style:style style:name="P73" style:parent-style-name="Standard" style:family="paragraph">
      <style:paragraph-properties fo:text-align="justify"/>
      <style:text-properties fo:font-size="10pt" style:font-size-asian="10pt" style:font-size-complex="10pt"/>
    </style:style>
    <style:style style:name="P74" style:parent-style-name="Standard" style:family="paragraph">
      <style:paragraph-properties fo:text-align="justify"/>
      <style:text-properties fo:font-size="14pt" style:font-size-asian="14pt" style:font-size-complex="14pt"/>
    </style:style>
    <style:style style:name="P75" style:parent-style-name="Standard" style:family="paragraph">
      <style:paragraph-properties fo:text-align="justify"/>
      <style:text-properties fo:font-size="10pt" style:font-size-asian="10pt" style:font-size-complex="10pt"/>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text-properties fo:font-size="10pt" style:font-size-asian="10pt" style:font-size-complex="10pt"/>
    </style:style>
    <style:style style:name="P78" style:parent-style-name="Standard" style:family="paragraph">
      <style:paragraph-properties fo:text-align="justify"/>
      <style:text-properties fo:font-size="10pt" style:font-size-asian="10pt" style:font-size-complex="10pt"/>
    </style:style>
    <style:style style:name="P79" style:parent-style-name="Standard" style:family="paragraph">
      <style:paragraph-properties fo:text-align="justify"/>
      <style:text-properties fo:font-size="10pt" style:font-size-asian="10pt" style:font-size-complex="10pt"/>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text-properties fo:font-size="10pt" style:font-size-asian="10pt" style:font-size-complex="10pt"/>
    </style:style>
    <style:style style:name="P82" style:parent-style-name="Standard" style:family="paragraph">
      <style:paragraph-properties fo:text-align="justify"/>
      <style:text-properties fo:font-size="10pt" style:font-size-asian="10pt" style:font-size-complex="10pt"/>
    </style:style>
    <style:style style:name="P83" style:parent-style-name="Standard" style:family="paragraph">
      <style:paragraph-properties fo:text-align="center"/>
      <style:text-properties fo:font-size="14pt" style:font-size-asian="14pt" style:font-size-complex="14pt"/>
    </style:style>
    <style:style style:name="P84" style:parent-style-name="Standard" style:family="paragraph">
      <style:paragraph-properties fo:text-align="justify"/>
      <style:text-properties fo:font-size="10pt" style:font-size-asian="10pt" style:font-size-complex="10pt"/>
    </style:style>
    <style:style style:name="P85" style:parent-style-name="Standard" style:family="paragraph">
      <style:paragraph-properties fo:text-align="justify"/>
      <style:text-properties fo:font-size="10pt" style:font-size-asian="10pt" style:font-size-complex="10pt"/>
    </style:style>
    <style:style style:name="P86" style:parent-style-name="Standard" style:family="paragraph">
      <style:paragraph-properties fo:text-align="justify"/>
      <style:text-properties fo:font-size="10pt" style:font-size-asian="10pt" style:font-size-complex="10pt"/>
    </style:style>
    <style:style style:name="P87" style:parent-style-name="Standard" style:family="paragraph">
      <style:paragraph-properties fo:text-align="justify"/>
      <style:text-properties style:font-name="Courier 10 Pitch" fo:color="#3333FF" fo:font-size="10pt" style:font-size-asian="10pt" style:font-size-complex="10pt"/>
    </style:style>
    <style:style style:name="P88" style:parent-style-name="Standard" style:family="paragraph">
      <style:paragraph-properties fo:text-align="justify"/>
      <style:text-properties fo:font-size="10pt" style:font-size-asian="10pt" style:font-size-complex="10pt"/>
    </style:style>
    <style:style style:name="P89" style:parent-style-name="Standard" style:family="paragraph">
      <style:paragraph-properties fo:text-align="justify"/>
      <style:text-properties fo:font-size="10pt" style:font-size-asian="10pt" style:font-size-complex="10pt"/>
    </style:style>
    <style:style style:name="P90" style:parent-style-name="Standard" style:family="paragraph">
      <style:paragraph-properties fo:text-align="justify"/>
      <style:text-properties style:font-name="Courier 10 Pitch" fo:color="#0066FF" fo:font-size="10pt" style:font-size-asian="10pt" style:font-size-complex="10pt"/>
    </style:style>
    <style:style style:name="P91" style:parent-style-name="Standard" style:family="paragraph">
      <style:paragraph-properties fo:text-align="justify"/>
      <style:text-properties fo:font-size="10pt" style:font-size-asian="10pt" style:font-size-complex="10pt"/>
    </style:style>
    <style:style style:name="P92" style:parent-style-name="Standard" style:family="paragraph">
      <style:paragraph-properties fo:text-align="justify"/>
      <style:text-properties fo:font-size="10pt" style:font-size-asian="10pt" style:font-size-complex="10pt"/>
    </style:style>
    <style:style style:name="P93" style:parent-style-name="Standard" style:family="paragraph">
      <style:paragraph-properties fo:text-align="justify"/>
      <style:text-properties fo:font-size="10pt" style:font-size-asian="10pt" style:font-size-complex="10pt"/>
    </style:style>
    <style:style style:name="P94" style:parent-style-name="Standard" style:family="paragraph">
      <style:paragraph-properties fo:text-align="justify"/>
      <style:text-properties fo:font-size="10pt" style:font-size-asian="10pt" style:font-size-complex="10pt"/>
    </style:style>
    <style:style style:name="P95" style:parent-style-name="Standard" style:family="paragraph">
      <style:paragraph-properties fo:text-align="justify"/>
      <style:text-properties style:font-name="Courier 10 Pitch" fo:color="#0066FF" fo:font-size="10pt" style:font-size-asian="10pt" style:font-size-complex="10pt"/>
    </style:style>
    <style:style style:name="P96" style:parent-style-name="Standard" style:family="paragraph">
      <style:paragraph-properties fo:text-align="justify"/>
      <style:text-properties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fo:font-size="10pt" style:font-size-asian="10pt" style:font-size-complex="10pt"/>
    </style:style>
  </office:automatic-styles>
  <office:body>
    <office:text text:use-soft-page-breaks="true">
      <text:p text:style-name="P1">Bad block handling</text:p>
      <text:p text:style-name="P2"/>
      <text:p text:style-name="P3">As you know, a flash drive is never perfect. From frequent rewriting, the cells wear out and are no longer reliably recorded. And some cells may be defective right after the crystal is made. All cells of the microcircuit are thoroughly tested at the factory and defective cells are identified. Note that factory testing is not just about writing-reading sectors. At the factory, testing conditions are very harsh - for example, the process takes place in a heat chamber at an elevated temperature. At home, the process cannot be adequately reproduced, and those cells that were recognized as defective at the factory can be written quite normally in the finished device - but cause problems in the future. Therefore, it is very important not to lose the factory defective cell list.</text:p>
      <text:p text:style-name="P4">Since the minimum unit of erasure is a block, if there is only one defective cell within a block, the entire block is marked as a bad block (badblock in the original terminology). Marking a block as defective, a special bad block marker is written into it at the factory - byte 00 in the very first OOB position of each page of the block. In good blocks, an FF is located in this position, and all values ​​other than FF are considered to be a sign of a bad block. But, since Kvalkomm residents use their own format for storing data on a USB flash drive, the factory marker of a defective block is not used in devices built on this platform. Instead, a data byte in the middle of each sector is used as a marker (usually at offset + 1D1 from the beginning of the sector). If it is not equal to FF, then the entire block containing this sector is declared defective. This marker is handled by the controller in hardware - when reading a sector, it is not copied to the data buffer, but is transferred to the special register NAND_BUFFER_STATUS, from where it can later be taken for analysis. The position of the marker is configured programmatically - this value can be seen among the flash drive parameters displayed during bootloader initialization:</text:p>
      <text:p text:style-name="P5"/>
      <text:p text:style-name="P6">Bad block marker position: user + 1d1</text:p>
      <text:p text:style-name="P7"/>
      <text:p text:style-name="P8">user - means that the marker is in the sector data area (if it is located in the OOB area, as is done at the factory, then spare will be specified instead of user). 1D1 - offset from the beginning of the sector to the marker.</text:p>
      <text:p text:style-name="P9"/>
      <text:p text:style-name="P10">In the process of reading data, if you ignore the sign of a defective block, then such a block will be read as normal data, but it will consist of almost all zeros. If then the resulting dump is written to another device, then the block will be written there as a good (not defective) data block consisting of zeros. This will violate the format of the recorded section, and will lead to the inoperability of the device. In addition, if you do not pay attention to the signs of defective blocks of the target device, then the factory markers will be erased, and the factory defective block will be lost forever - instead, you will get a good block containing data. However, since the block is potentially defective, the data during storage can easily be distorted and also disrupt the operation of the device.</text:p>
      <text:p text:style-name="P11">From all of the above, the following conclusion can be drawn. The method of restoring the firmware of a patient device by uploading a full sector-by-sector copy of a flash drive of another similar donor device (popularly called a fulldump), so beloved by some repairmen, is a vicious and rather dangerous method. You can get both a completely inoperative device and a working one, but potentially at any time ready to give an unpredictable failure. The correct way is to fill in individual sections, skipping the factory defective blocks of both the patient and the donor. And now the qtools complex has finally learned to work correctly with defective blocks.</text:p>
      <text:p text:style-name="P12">qbadblock —<text:s/>utility for working with defective blocks</text:p>
      <text:p text:style-name="P13"/>
      <text:p text:style-name="P14">To search for defective blocks, as well as to manage markers of individual blocks, the complex has a special utility - qbadblocks. Further, its capabilities are considered.</text:p>
      <text:p text:style-name="P15">Building a list of factory bad blocks</text:p>
      <text:p text:style-name="P16">The qbadblock program allows you to quickly scan a USB flash drive for factory defective blocks and make a list of them. To do this, use the -d switch:</text:p>
      <text:p text:style-name="P17"/>
      <text:p text:style-name="P18">$ ./badblock -d</text:p>
      <text:p text:style-name="P19">Building a list of bad blocks in the interval 00000000<text:s/>–<text:s/>00001000</text:p>
      <text:p text:style-name="P20"><text:s/>Проверка блока 00000312 - badblock (BSPFOTA+5f)</text:p>
      <text:p text:style-name="P21"><text:s/>Проверка блока 00000384 - badblock (APPSBL+4)</text:p>
      <text:p text:style-name="P22"><text:s/>Проверка блока 0000052a - badblock (SCRUB+151)</text:p>
      <text:p text:style-name="P23"><text:s/>Проверка блока 0000080f - badblock (USERDATA+ac)</text:p>
      <text:p text:style-name="P24"><text:s/>Проверка блока 00000a2e - badblock (RECOVERY+52)</text:p>
      <text:p text:style-name="P25"><text:s/>Проверка блока 00000b0e - badblock<text:s/>(ZTEDATA+d4)</text:p>
      <text:p text:style-name="P26"><text:s/>Проверка блока 00000e6a - badblock (RECOVERYFS+19f)</text:p>
      <text:p text:style-name="P27"><text:s/>Проверка блока 00000f36 - badblock (RECOVERYFS+26b)</text:p>
      <text:p text:style-name="P28"><text:s/>Проверка блока 00000fab - badblock (RECOVERYFS+2e0)</text:p>
      <text:p text:style-name="P29">* Всего дефектных блоков: 9</text:p>
      <text:p text:style-name="P30"/>
      <text:p text:style-name="P31">The list contains the absolute block number, as well as the number relative to the beginning of the section in which the block is located (if a section map is available). As usual, the -b and -l switches can be used to set the interval of the blocks to check. A copy of the list is saved to the badblocks.lst file. Before experimenting with a new device, I highly recommend that you make this list for it and keep it in a safe place. This will allow the factory block markers to be restored if they are<text:s/><text:soft-page-break/>accidentally erased.</text:p>
      <text:p text:style-name="P32"/>
      <text:p text:style-name="P33">Installing and Removing the Marker</text:p>
      <text:p text:style-name="P34"/>
      <text:p text:style-name="P35">The qbadblocks utility allows you to set or remove a defect marker from any flash drive block, except block 0 (it must always be operational). For this, the -m and -u switches are used:</text:p>
      <text:p text:style-name="P36"/>
      <text:p text:style-name="P37">qbadblock -m &lt;blk&gt; <text:s text:c="2"/>- отмечает блок blk как дефектный</text:p>
      <text:p text:style-name="P38">qbadblock -u &lt;blk&gt; <text:s text:c="2"/>- снимает маркер дефекта с блока blk</text:p>
      <text:p text:style-name="P39"/>
      <text:p text:style-name="P40">Marker Position Control</text:p>
      <text:p text:style-name="P41"/>
      <text:p text:style-name="P42">It may happen that the bootloader incorrectly determines the position of the defective block marker during the initialization of the flash drive. In this case, you can forcibly set the marker position to the desired byte of the sector data field using the -s switch, for example:</text:p>
      <text:p text:style-name="P43"/>
      <text:p text:style-name="P44">qbadblock -s 1d1</text:p>
      <text:p text:style-name="P45"/>
      <text:p text:style-name="P46">This command will set the marker position to byte 1D1. The setting will remain in effect until the device is rebooted, or until a new marker position is set.</text:p>
      <text:p text:style-name="P47"/>
      <text:p text:style-name="P48">qrflash -<text:s/>Handling bad blocks when reading</text:p>
      <text:p text:style-name="P49"/>
      <text:p text:style-name="P50">When reading with qrflash, both partitions and an arbitrary set of blocks, the bad block processing mode is set using the -u switch. The following modes are available:</text:p>
      <text:p text:style-name="P51"/>
      <text:p text:style-name="P52">-us - skip bad blocks. If, when reading a block, it turns out to be defective, then nothing will be written to the output file. This is the default mode for reading partitions - it allows you to get a clean dump of a partition that can be written to any other device.</text:p>
      <text:p text:style-name="P53"/>
      <text:p text:style-name="P54">-uf - filling in bad blocks. In this mode, a block completely filled with byte 0xbb is written to the output file in place of the defective block. Since such data blocks will most likely never be found in a real device, then according to this criterion, it is guaranteed that there was a defective block on the donor flash drive in this place. This mode is used by default for unformatted reading (by block numbers).</text:p>
      <text:p text:style-name="P55"/>
      <text:p text:style-name="P56">-ui - ignore defects. The program will behave as before - reading bad blocks like regular data blocks. This mode, apparently, has no practical use, although some experts argue that it is possible to save partially killed data. For them, the regime is left.</text:p>
      <text:p text:style-name="P57"/>
      <text:p text:style-name="P58">-ux - disable hardware bad block control. The bad block marker will be read as a regular data byte and entered into the output file. This mode is the only one that allows you to make a reliable full image of the donor's flash drive (the same fulldump), suitable for writing to other devices. However, for the above reasons, using full dumps is highly discouraged. The exception is writing a fulldump to the same device from which it was removed (for a complete firmware restoration, for example) - in this case, bad block markers will be written to their native places, and the factory list of defects will not be violated.</text:p>
      <text:p text:style-name="P59"/>
      <text:p text:style-name="P60">qwdirect -<text:s/>Defective block handling when writing</text:p>
      <text:p text:style-name="P61"/>
      <text:p text:style-name="P62">The qwdirect utility also has a complete set of tools for handling bad blocks. The -u switch is also used to manage them. However, here this switch can be specified in the command line several times to set the desired modes. The key has the following meanings:</text:p>
      <text:p text:style-name="P63"/>
      <text:p text:style-name="P64">-us - ignore bad block signs noted in the input file. When qrflash while reading encounters a defective block, then a special block consisting of byte 0xbb is written to the output dump (if this mode is set). If such a block occurs in the input file, then qwdrect by default simply skips it and continues reading the input file. However, when writing a full dump (fulldump), blocks cannot be skipped, since skipping input blocks will automatically lead to violation of partition boundaries. Block skipping can only be used to record images of specific sections cut from a fulldump. Therefore, using the -us switch, you can write data without shifts and violation of absolute block addresses. In this case, garbage (a block of all bytes 0xbb) will be written to the USB flash drive in place of the defective blocks of the original dump. This will most likely lead to partial or complete inoperability of the device.</text:p>
      <text:p text:style-name="P65"/>
      <text:p text:style-name="P66">-uc - simulate bad blocks in the input file. In this mode, if a block marked as defective (bytes 0xbb) is encountered in the<text:s/><text:soft-page-break/>input file, then a fictitious defective block is created on the target flash drive. That is, a fully functional and live block will be marked as defective. This allows (with the simultaneous indication of the -ub key) to adequately write someone else's fulldump to your USB flash drive. In this case, all defective blocks of the original donor USB flash drive will be declared defective on the target USB flash drive as well. Naturally, this mode is rather sneaky - the created pseudo-defective blocks will practically not differ from the factory ones. And it should be used only in the EXTREME cases, when it is necessary to restore the operation of the device quickly and at any cost, and there is only someone else's fulldump in stock.</text:p>
      <text:p text:style-name="P67"/>
      <text:p text:style-name="P68">-um - check the correspondence of defective blocks of the file and flash drive. This is a rather useful mode, designed for filling a fulldump into the same USB flash drive from which it was read. Since the factory defective blocks of the dump and the flash drive completely coincide, this method of filling the dump allows you to quickly and without loss restore the operation of the device. In this mode, qwdirect, when it encounters a defective block marked in the file, checks whether the corresponding block on the flash drive is defective. If so, then the block is simply skipped and recording continues from the next block. The factory defect marker is not affected. If the corresponding block of the flash drive is not defective, then the recording process terminates abnormally, since in this case the dump does not correspond to the flash drive (it is alien) and further recording becomes meaningless.</text:p>
      <text:p text:style-name="P69"/>
      <text:p text:style-name="P70">-ux - disable hardware bad block control. In this mode, the entire block of the input dump is written to the USB flash drive, including the bad block marker. The initial dump for such a recording should be taken using qrflash also with the -ux switch. This mode also allows you to adequately write a dump to the USB flash drive from which it was read. But using it is highly discouraged. Firstly, it is quite dangerous to perform any actions (and especially erasing) with factory defective blocks - since the block is defective, it is not a fact that the next write will adequately write the marker. Secondly, in this mode it is impossible to check the correspondence of defective dump blocks and flash drives, as a result of which it is possible to accidentally fill in someone else's dump into the device and erase all factory markers. It is better to use a dump taken with qrflash -uf as a fulldump and write it with the -um switch.</text:p>
      <text:p text:style-name="P71"/>
      <text:p text:style-name="P72">-ub - do not check for defective flash drive blocks before writing. This is a VERY DANGEROUS mode. In normal operation, qwdirect checks to see if the block is defective before writing the next block. This key can be used to disable this check - the target block will be erased and written as a regular block, even if it is defective. This is guaranteed to destroy the factory markers. In fact, this mode is strongly NOT recommended for use. It can only be used for debugging, to overwrite manually created pseudo-defective blocks (for example, using qbadblock -m). This is the mode used by qwdirect before bad block monitoring was built into it. Writing fulldumps using this mode is a gross and unjustified intervention, leading to a host of potential problems due to the use of factory defective blocks for data storage.</text:p>
      <text:p text:style-name="P73"/>
      <text:p text:style-name="P74">About fulldumps and cloning a full flash drive.</text:p>
      <text:p text:style-name="P75"/>
      <text:p text:style-name="P76">To simplify their lives, many repairmen and researchers use full sector-by-sector dumps of flash drives - full dumps. It is assumed that such a dump allows you to quickly restore the device firmware. However, the presence of defective blocks on the USB stick of the donor device and the patient being restored, for the above reasons, completely prevents the use of such a simple method.</text:p>
      <text:p text:style-name="P77">It is necessary to distinguish 2 fundamentally different situations.</text:p>
      <text:p text:style-name="P78">1. The donor and the patient are one and the same device, that is, we are trying to write a fulldump to the device from which this dump was once read. This is the most favorable case. Defective blocks are located in the same places both in the dump and on the flash drive, and it is enough to simply bypass them when writing. A fulldump should be read from the device using the qrflash command with the -uf switch (which is the default when reading without using a partition map). Writing is done using qwdirect with the -um switch. In this case, the correspondence of defective markers in the dump and on the flash drive is checked, and defective blocks are skipped. If a sign of a defective block is found in the dump, and the corresponding block is good on the flash drive, or, conversely, a defective block is found on the flash drive that is not marked in the dump, the recording will end abnormally. This will mean that we are trying to upload someone else's dump into the device, or new defective blocks have formed on the flash drive. In any case, an adequate recording of a fulldump becomes impossible.</text:p>
      <text:p text:style-name="P79"/>
      <text:p text:style-name="P80">2.<text:s/>Donor and patient are different devices and we are trying to clone the firmware. If there is not a single defective block on the flash drives of the donor and the patient, no problem, a fulldump is considered, it will fill up and the patient will come to life. If there is at least one defective block on any of the flash drives, then you CANNOT use a fulldump.</text:p>
      <text:p text:style-name="P81">But if you can't, but really want to ... You can read the firmware using qrflash -ux, and write it also using qwdirect -ux. In this case, the defective markers of the donor flash drive will be written to the patient's USB drive as it is, and the patient's completely living blocks will be declared defective. Although, in this case, everything will be recorded correctly and the patient will work. It is worse if there are defective blocks on the patient's USB stick. With this method of writing, the factory markers will be erased, and real data will be written to the defective blocks. The result of such a recording is unpredictable - from the complete inoperability of the device to enchantingly elusive failures in the operation of the device in the distant future. So this method of cloning the firmware should be considered extremely unfortunate. Much more<text:s/><text:soft-page-break/>correct would be the way to copy the firmware section by section.</text:p>
      <text:p text:style-name="P82"/>
      <text:p text:style-name="P83">Copying the firmware section by section.</text:p>
      <text:p text:style-name="P84">Copying by partitions is the correct way to upload firmware. It is he who is used by proprietary firmware update programs and technological utilities such as QPST. In this case, all factory defective blocks are carefully dispensed with without any addressing shifts. Let's consider both stages - reading the firmware from the donor device and writing it to the patient device.</text:p>
      <text:p text:style-name="P85">Reading is done using the qrflash utility in partition mode. First, we read all sections from the device (of course, from OOB), skipping defective blocks:</text:p>
      <text:p text:style-name="P86"/>
      <text:p text:style-name="P87">qrflash -s@ -x</text:p>
      <text:p text:style-name="P88"/>
      <text:p text:style-name="P89">The -us switch, which enables the skipping bad blocks mode, is enabled by default in the partitioning mode - you can leave it blank. Then we save the device partition map to a separate file:</text:p>
      <text:p text:style-name="P90">qrflash -s@ -m &gt;part.lst</text:p>
      <text:p text:style-name="P91"/>
      <text:p text:style-name="P92">Now all read * .oob file and part.lst file will compose a firmware image suitable for uploading to any similar device. You can collect them in an archive and put them in storage.</text:p>
      <text:p text:style-name="P93">Writing is done using qwdirect, but there won't be full automation like reading. For each section, you will have to give a separate write command:</text:p>
      <text:p text:style-name="P94"/>
      <text:p text:style-name="P95">qwdirect -fi -b&lt;start&gt; &lt;file&gt;</text:p>
      <text:p text:style-name="P96"/>
      <text:p text:style-name="P97"><text:span text:style-name="T98">The starting block number can be viewed in the section map, previously saved during reading. And the partition number in the card is the first 2 digits of the file name containing the partition dump. This way you can write all partitions, or only some that need to be restored. All defective blocks found on the patient's USB stick will be skipped during recording. As a result, factory defects will not be lost, and block addressing will not be violated, since recording starts not from the beginning of the flash drive, but from the partition bounda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10 Pitch" svg:font-family="Courier 10 Pitch" style:font-family-generic="system" style:font-pitch="fixed"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ojin Abaoag</dc:creator>
    <meta:creation-date>2016-01-31T17:19:00Z</meta:creation-date>
    <dc:date>2020-11-18T06:56:00Z</dc:date>
    <meta:template xlink:href="Normal.dotm" xlink:type="simple"/>
    <meta:editing-cycles>15</meta:editing-cycles>
    <meta:editing-duration>PT5280S</meta:editing-duration>
    <meta:document-statistic meta:page-count="4" meta:paragraph-count="34" meta:word-count="2582" meta:character-count="17267" meta:row-count="122" meta:non-whitespace-character-count="14719"/>
  </office:meta>
</office:document-meta>
</file>